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0.3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3cm"/>
    </style:style>
    <style:style style:name="gr4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5" style:family="graphic" style:parent-style-name="standard">
      <style:graphic-properties draw:marker-start="Dimension_20_Lines" draw:marker-start-width="0.3cm" draw:marker-end="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102cm" draw:marker-end-center="true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8cm" svg:height="0.762cm" svg:x="7.3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8.1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8.9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9.7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0.5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1.3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2.166cm" svg:y="7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2.966cm" svg:y="7.7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762cm" svg:x="7.366cm" svg:y="4.17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62cm" svg:x="8.166cm" svg:y="4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62cm" svg:x="8.966cm" svg:y="4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62cm" svg:x="9.766cm" svg:y="4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62cm" svg:x="10.566cm" svg:y="4.1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62cm" svg:x="11.36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2.16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12.966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5.766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6.566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7.366cm" svg:y="5.9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762cm" svg:x="6.566cm" svg:y="4.17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66cm" svg:y1="3.81cm" svg:x2="13.716cm" svg:y2="3.81cm">
          <text:p text:style-name="P1">Layer input</text:p>
          <text:p text:style-name="P1"/>
        </draw:line>
        <draw:line draw:style-name="gr4" draw:text-style-name="P1" draw:layer="layout" svg:x1="7.366cm" svg:y1="8.92cm" svg:x2="13.716cm" svg:y2="8.92cm">
          <text:p text:style-name="P1"/>
          <text:p text:style-name="P1">Layer output</text:p>
        </draw:line>
        <draw:custom-shape draw:style-name="gr1" draw:text-style-name="P1" draw:layer="layout" svg:width="0.8cm" svg:height="0.762cm" svg:x="8.166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62cm" svg:x="8.966cm" svg:y="5.9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cm" svg:height="0.762cm" svg:x="5.766cm" svg:y="4.17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66cm" svg:y1="3.82cm" svg:x2="7.366cm" svg:y2="3.82cm">
          <text:p text:style-name="P1">Padding</text:p>
          <text:p text:style-name="P1"/>
        </draw:line>
        <draw:frame draw:style-name="gr6" draw:text-style-name="P4" draw:layer="layout" svg:width="2.83cm" svg:height="1.039cm" svg:x="10.414cm" svg:y="5.796cm">
          <draw:text-box>
            <text:p>Kernel size = 5</text:p>
            <text:p text:style-name="P1">Padding = 2</text:p>
          </draw:text-box>
        </draw:frame>
        <draw:line draw:style-name="gr7" draw:text-style-name="P5" draw:layer="layout" svg:x1="6.166cm" svg:y1="4.936cm" svg:x2="6.166cm" svg:y2="5.974cm">
          <text:p/>
        </draw:line>
        <draw:line draw:style-name="gr7" draw:text-style-name="P5" draw:layer="layout" svg:x1="9.366cm" svg:y1="4.936cm" svg:x2="9.366cm" svg:y2="5.974cm">
          <text:p/>
        </draw:line>
        <draw:line draw:style-name="gr7" draw:text-style-name="P5" draw:layer="layout" svg:x1="6.966cm" svg:y1="4.936cm" svg:x2="6.966cm" svg:y2="5.974cm">
          <text:p/>
        </draw:line>
        <draw:line draw:style-name="gr7" draw:text-style-name="P5" draw:layer="layout" svg:x1="7.766cm" svg:y1="4.936cm" svg:x2="7.766cm" svg:y2="5.974cm">
          <text:p/>
        </draw:line>
        <draw:line draw:style-name="gr7" draw:text-style-name="P5" draw:layer="layout" svg:x1="8.566cm" svg:y1="4.936cm" svg:x2="8.566cm" svg:y2="5.974cm">
          <text:p/>
        </draw:line>
        <draw:line draw:style-name="gr8" draw:text-style-name="P5" draw:layer="layout" svg:x1="6.166cm" svg:y1="6.736cm" svg:x2="7.766cm" svg:y2="7.774cm">
          <text:p/>
        </draw:line>
        <draw:line draw:style-name="gr8" draw:text-style-name="P5" draw:layer="layout" svg:x1="9.366cm" svg:y1="6.736cm" svg:x2="7.766cm" svg:y2="7.774cm">
          <text:p/>
        </draw:line>
        <draw:line draw:style-name="gr8" draw:text-style-name="P5" draw:layer="layout" svg:x1="6.966cm" svg:y1="6.736cm" svg:x2="7.766cm" svg:y2="7.774cm">
          <text:p/>
        </draw:line>
        <draw:line draw:style-name="gr9" draw:text-style-name="P5" draw:layer="layout" svg:x1="7.766cm" svg:y1="6.736cm" svg:x2="7.766cm" svg:y2="7.774cm">
          <text:p/>
        </draw:line>
        <draw:line draw:style-name="gr8" draw:text-style-name="P5" draw:layer="layout" svg:x1="8.566cm" svg:y1="6.736cm" svg:x2="7.766cm" svg:y2="7.774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2:39:24.657533256</meta:creation-date>
    <dc:date>2019-06-09T12:57:19.159731929</dc:date>
    <meta:editing-duration>PT38S</meta:editing-duration>
    <meta:editing-cycles>1</meta:editing-cycles>
    <meta:document-statistic meta:object-count="60"/>
    <meta:generator>LibreOffice/6.0.7.3$Linux_X86_64 LibreOffice_project/00m0$Build-3</meta:generator>
  </office:meta>
</office:document-meta>
</file>